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ample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ample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Compound</text:p>
          </table:table-cell>
          <table:table-cell office:value-type="string">
            <text:p>Concentration</text:p>
          </table:table-cell>
          <table:table-cell office:value-type="string">
            <text:p>Flags</text:p>
          </table:table-cell>
          <table:table-cell table:number-columns-repeated="1021"/>
        </table:table-row>
        <table:table-row table:style-name="ro1">
          <table:table-cell office:value-type="string">
            <text:p>acenaphthene</text:p>
          </table:table-cell>
          <table:table-cell office:value-type="float" office:value="122.023651735299">
            <text:p>122.02</text:p>
          </table:table-cell>
          <table:table-cell table:number-columns-repeated="1022"/>
        </table:table-row>
        <table:table-row table:style-name="ro1">
          <table:table-cell office:value-type="string">
            <text:p>acenaphthylene</text:p>
          </table:table-cell>
          <table:table-cell office:value-type="float" office:value="-0.2723493407361">
            <text:p>-0.27</text:p>
          </table:table-cell>
          <table:table-cell table:number-columns-repeated="1022"/>
        </table:table-row>
        <table:table-row table:style-name="ro1">
          <table:table-cell office:value-type="string">
            <text:p>anthracene</text:p>
          </table:table-cell>
          <table:table-cell office:value-type="float" office:value="-0.364035140574093">
            <text:p>-0.36</text:p>
          </table:table-cell>
          <table:table-cell table:number-columns-repeated="1022"/>
        </table:table-row>
        <table:table-row table:style-name="ro1">
          <table:table-cell office:value-type="string">
            <text:p>benzo.a.anthracene</text:p>
          </table:table-cell>
          <table:table-cell office:value-type="float" office:value="162.097802800286">
            <text:p>162.1</text:p>
          </table:table-cell>
          <table:table-cell table:number-columns-repeated="1022"/>
        </table:table-row>
        <table:table-row table:style-name="ro1">
          <table:table-cell office:value-type="string">
            <text:p>benzo.a.pyrene</text:p>
          </table:table-cell>
          <table:table-cell office:value-type="float" office:value="21.3621542302878">
            <text:p>21.36</text:p>
          </table:table-cell>
          <table:table-cell table:number-columns-repeated="1022"/>
        </table:table-row>
        <table:table-row table:style-name="ro1">
          <table:table-cell office:value-type="string">
            <text:p>benzo.b.benzo.j</text:p>
          </table:table-cell>
          <table:table-cell office:value-type="float" office:value="911.150319112481">
            <text:p>911.15</text:p>
          </table:table-cell>
          <table:table-cell table:number-columns-repeated="1022"/>
        </table:table-row>
        <table:table-row table:style-name="ro1">
          <table:table-cell office:value-type="string">
            <text:p>benzo.k</text:p>
          </table:table-cell>
          <table:table-cell office:value-type="float" office:value="274.413902618992">
            <text:p>274.41</text:p>
          </table:table-cell>
          <table:table-cell table:number-columns-repeated="1022"/>
        </table:table-row>
        <table:table-row table:style-name="ro1">
          <table:table-cell office:value-type="string">
            <text:p>benzo.perylene</text:p>
          </table:table-cell>
          <table:table-cell office:value-type="float" office:value="2852.74058499182">
            <text:p>2852.74</text:p>
          </table:table-cell>
          <table:table-cell table:number-columns-repeated="1022"/>
        </table:table-row>
        <table:table-row table:style-name="ro1">
          <table:table-cell office:value-type="string">
            <text:p>chrysene</text:p>
          </table:table-cell>
          <table:table-cell office:value-type="float" office:value="19.3366445307458">
            <text:p>19.34</text:p>
          </table:table-cell>
          <table:table-cell table:number-columns-repeated="1022"/>
        </table:table-row>
        <table:table-row table:style-name="ro1">
          <table:table-cell office:value-type="string">
            <text:p>dibenzo.anthracene</text:p>
          </table:table-cell>
          <table:table-cell office:value-type="float" office:value="576558.41269988">
            <text:p>576558.41</text:p>
          </table:table-cell>
          <table:table-cell table:number-columns-repeated="1022"/>
        </table:table-row>
        <table:table-row table:style-name="ro1">
          <table:table-cell office:value-type="string">
            <text:p>fluoranthene</text:p>
          </table:table-cell>
          <table:table-cell office:value-type="float" office:value="125.27023521998">
            <text:p>125.27</text:p>
          </table:table-cell>
          <table:table-cell table:number-columns-repeated="1022"/>
        </table:table-row>
        <table:table-row table:style-name="ro1">
          <table:table-cell office:value-type="string">
            <text:p>fluorene</text:p>
          </table:table-cell>
          <table:table-cell office:value-type="float" office:value="285.370235482275">
            <text:p>285.37</text:p>
          </table:table-cell>
          <table:table-cell table:number-columns-repeated="1022"/>
        </table:table-row>
        <table:table-row table:style-name="ro1">
          <table:table-cell office:value-type="string">
            <text:p>indeno</text:p>
          </table:table-cell>
          <table:table-cell office:value-type="float" office:value="1560.23283444022">
            <text:p>1560.23</text:p>
          </table:table-cell>
          <table:table-cell table:number-columns-repeated="1022"/>
        </table:table-row>
        <table:table-row table:style-name="ro1">
          <table:table-cell office:value-type="string">
            <text:p>naphthalene</text:p>
          </table:table-cell>
          <table:table-cell office:value-type="float" office:value="17.3868896963375">
            <text:p>17.39</text:p>
          </table:table-cell>
          <table:table-cell table:number-columns-repeated="1022"/>
        </table:table-row>
        <table:table-row table:style-name="ro1">
          <table:table-cell office:value-type="string">
            <text:p>phenanthrene</text:p>
          </table:table-cell>
          <table:table-cell office:value-type="float" office:value="26.4050795767791">
            <text:p>26.41</text:p>
          </table:table-cell>
          <table:table-cell table:number-columns-repeated="1022"/>
        </table:table-row>
        <table:table-row table:style-name="ro1">
          <table:table-cell office:value-type="string">
            <text:p>pyrene</text:p>
          </table:table-cell>
          <table:table-cell office:value-type="float" office:value="154.960575949139">
            <text:p>154.96</text:p>
          </table:table-cell>
          <table:table-cell table:number-columns-repeated="1022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NZ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NZ">
      <number:day/>
      <number:text>-</number:text>
      <number:month number:textual="true"/>
      <number:text>-</number:text>
      <number:year/>
    </number:date-style>
    <number:date-style style:name="N10108" number:language="en" number:country="NZ">
      <number:day/>
      <number:text>-</number:text>
      <number:month number:textual="true"/>
    </number:date-style>
    <number:date-style style:name="N10109" number:language="en" number:country="NZ">
      <number:month number:textual="true"/>
      <number:text>-</number:text>
      <number:year/>
    </number:date-style>
    <number:time-style style:name="N10110" number:language="en" number:country="NZ">
      <number:hours/>
      <number:text>:</number:text>
      <number:minutes number:style="long"/>
      <number:text> </number:text>
      <number:am-pm/>
    </number:time-style>
    <number:time-style style:name="N10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NZ">
      <number:hours/>
      <number:text>:</number:text>
      <number:minutes number:style="long"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5/12/2010</text:date>, <text:time>14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utemann, Peter</meta:initial-creator>
    <meta:creation-date>2010-12-13T10:54:58</meta:creation-date>
    <dc:creator>fracpete</dc:creator>
    <dc:date>2010-12-13T10:54:59</dc:date>
    <meta:document-statistic meta:table-count="1" meta:cell-count="35" meta:object-count="0"/>
    <meta:generator>OpenOffice.org/3.1$Unix OpenOffice.org_project/310m19$Build-9420</meta:generator>
  </office:meta>
</office:document-meta>
</file>